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0.707cm"/>
    </style:style>
    <style:style style:name="co6" style:family="table-column">
      <style:table-column-properties fo:break-before="auto" style:column-width="0.817cm"/>
    </style:style>
    <style:style style:name="co7" style:family="table-column">
      <style:table-column-properties fo:break-before="auto" style:column-width="3.24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1009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4" office:value-type="string" table:number-columns-spanned="2" table:number-rows-spanned="1">
            <text:p>simple random sample</text:p>
          </table:table-cell>
          <table:covered-table-cell/>
          <table:table-cell/>
          <table:table-cell table:style-name="ce8" office:value-type="string" table:number-columns-spanned="2" table:number-rows-spanned="1">
            <text:p>stratified sample </text:p>
          </table:table-cell>
          <table:covered-table-cell/>
          <table:table-cell/>
          <table:table-cell table:number-columns-spanned="3" table:number-rows-spanned="1"/>
          <table:covered-table-cell table:number-columns-repeated="2"/>
          <table:table-cell/>
          <table:table-cell table:number-columns-spanned="4" table:number-rows-spanned="1"/>
          <table:covered-table-cell table:number-columns-repeated="3"/>
          <table:table-cell table:number-columns-repeated="1007"/>
        </table:table-row>
        <table:table-row table:style-name="ro2">
          <table:table-cell table:number-columns-repeated="3"/>
          <table:table-cell table:style-name="ce5" office:value-type="string">
            <text:p>fpc</text:p>
          </table:table-cell>
          <table:table-cell table:style-name="ce5" office:value-type="string">
            <text:p>Weight</text:p>
          </table:table-cell>
          <table:table-cell/>
          <table:table-cell table:style-name="ce6" office:value-type="string">
            <text:p>fpc</text:p>
          </table:table-cell>
          <table:table-cell table:style-name="ce6" office:value-type="string">
            <text:p>Weight</text:p>
          </table:table-cell>
          <table:table-cell/>
          <table:table-cell table:style-name="ce6" office:value-type="string">
            <text:p>fpc</text:p>
          </table:table-cell>
          <table:table-cell table:style-name="ce6"/>
          <table:table-cell table:style-name="ce6" office:value-type="string">
            <text:p>Weight</text:p>
          </table:table-cell>
          <table:table-cell/>
          <table:table-cell table:style-name="ce6" office:value-type="string">
            <text:p>Stage 1 Correction</text:p>
          </table:table-cell>
          <table:table-cell table:style-name="ce6" office:value-type="string">
            <text:p>Stage 2 Correction</text:p>
          </table:table-cell>
          <table:table-cell table:style-name="ce6" office:value-type="string">
            <text:p>fpc</text:p>
          </table:table-cell>
          <table:table-cell table:style-name="ce6" office:value-type="string">
            <text:p>Weight</text:p>
          </table:table-cell>
          <table:table-cell table:number-columns-repeated="1007"/>
        </table:table-row>
        <table:table-row table:style-name="ro2">
          <table:table-cell/>
          <table:table-cell table:style-name="ce2" office:value-type="string">
            <text:p>Neighborhood <text:s text:c="11"/></text:p>
          </table:table-cell>
          <table:table-cell table:style-name="ce2" office:value-type="string">
            <text:p><text:s/>Population - 2010</text:p>
          </table:table-cell>
          <table:table-cell table:number-columns-repeated="2" table:style-name="ce6" office:value-type="string">
            <text:p>Design 1</text:p>
          </table:table-cell>
          <table:table-cell table:style-name="ce6"/>
          <table:table-cell table:number-columns-repeated="2" table:style-name="ce6" office:value-type="string">
            <text:p>Design 2</text:p>
          </table:table-cell>
          <table:table-cell/>
          <table:table-cell table:style-name="ce6" office:value-type="string">
            <text:p>Design 3</text:p>
          </table:table-cell>
          <table:table-cell table:style-name="ce6"/>
          <table:table-cell table:style-name="ce6" office:value-type="string">
            <text:p>Design 3</text:p>
          </table:table-cell>
          <table:table-cell/>
          <table:table-cell table:number-columns-repeated="2" table:style-name="ce6" office:value-type="string">
            <text:p>Design 4</text:p>
          </table:table-cell>
          <table:table-cell table:style-name="ce6" office:value-type="string">
            <text:p>Design4</text:p>
          </table:table-cell>
          <table:table-cell table:style-name="ce6" office:value-type="string">
            <text:p>Design 4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South End <text:s text:c="13"/></text:p>
          </table:table-cell>
          <table:table-cell office:value-type="float" office:value="34669">
            <text:p>34669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5]" office:value-type="float" office:value="0.00288442124087802">
            <text:p>0,0028844212</text:p>
          </table:table-cell>
          <table:table-cell table:style-name="ce4" table:formula="of:=[.C5]/[.$D$31]" office:value-type="float" office:value="346.69">
            <text:p>346,69</text:p>
          </table:table-cell>
          <table:table-cell table:style-name="ce4"/>
          <table:table-cell table:formula="of:=[.C5]/[.$C$22]" office:value-type="float" office:value="0.0561355842187586">
            <text:p>0,0561355842</text:p>
          </table:table-cell>
          <table:table-cell table:formula="of:=[.$D$37]/[.C5]" office:value-type="float" office:value="0.0490351610949263">
            <text:p>0,0490351611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5]" office:value-type="float" office:value="0.00490351610949263">
            <text:p>0,0049035161</text:p>
          </table:table-cell>
          <table:table-cell table:style-name="ce4" table:formula="of:=[.N5]*[.O5]" office:value-type="float" office:value="0.00288442124087802">
            <text:p>0,0028844212</text:p>
          </table:table-cell>
          <table:table-cell table:style-name="ce4" table:formula="of:=1/([.N5]*[.O5])" office:value-type="float" office:value="346.69">
            <text:p>346,69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Central <text:s text:c="15"/></text:p>
          </table:table-cell>
          <table:table-cell office:value-type="float" office:value="30901">
            <text:p>30901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6]" office:value-type="float" office:value="0.00323614122520307">
            <text:p>0,0032361412</text:p>
          </table:table-cell>
          <table:table-cell table:style-name="ce4" table:formula="of:=[.C6]/[.$D$31]" office:value-type="float" office:value="309.01">
            <text:p>309,01</text:p>
          </table:table-cell>
          <table:table-cell table:style-name="ce4"/>
          <table:table-cell table:formula="of:=[.C6]/[.$C$22]" office:value-type="float" office:value="0.0500344886770273">
            <text:p>0,0500344887</text:p>
          </table:table-cell>
          <table:table-cell table:formula="of:=[.$D$37]/[.C6]" office:value-type="float" office:value="0.0550144008284522">
            <text:p>0,0550144008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6]" office:value-type="float" office:value="0.00550144008284522">
            <text:p>0,0055014401</text:p>
          </table:table-cell>
          <table:table-cell table:style-name="ce4" table:formula="of:=[.N6]*[.O6]" office:value-type="float" office:value="0.00323614122520307">
            <text:p>0,0032361412</text:p>
          </table:table-cell>
          <table:table-cell table:style-name="ce4" table:formula="of:=1/([.N6]*[.O6])" office:value-type="float" office:value="309.01">
            <text:p>309,0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Fenway - Kenmore <text:s text:c="6"/></text:p>
          </table:table-cell>
          <table:table-cell office:value-type="float" office:value="40898">
            <text:p>40898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7]" office:value-type="float" office:value="0.00244510734021224">
            <text:p>0,0024451073</text:p>
          </table:table-cell>
          <table:table-cell table:style-name="ce4" table:formula="of:=[.C7]/[.$D$31]" office:value-type="float" office:value="408.98">
            <text:p>408,98</text:p>
          </table:table-cell>
          <table:table-cell table:style-name="ce4"/>
          <table:table-cell table:formula="of:=[.C7]/[.$C$22]" office:value-type="float" office:value="0.066221498265851">
            <text:p>0,0662214983</text:p>
          </table:table-cell>
          <table:table-cell table:formula="of:=[.$D$37]/[.C7]" office:value-type="float" office:value="0.041566824783608">
            <text:p>0,0415668248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7]" office:value-type="float" office:value="0.0041566824783608">
            <text:p>0,0041566825</text:p>
          </table:table-cell>
          <table:table-cell table:style-name="ce4" table:formula="of:=[.N7]*[.O7]" office:value-type="float" office:value="0.00244510734021224">
            <text:p>0,0024451073</text:p>
          </table:table-cell>
          <table:table-cell table:style-name="ce4" table:formula="of:=1/([.N7]*[.O7])" office:value-type="float" office:value="408.98">
            <text:p>408,98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South Boston <text:s text:c="10"/></text:p>
          </table:table-cell>
          <table:table-cell office:value-type="float" office:value="33688">
            <text:p>33688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8]" office:value-type="float" office:value="0.00296841605319402">
            <text:p>0,0029684161</text:p>
          </table:table-cell>
          <table:table-cell table:style-name="ce4" table:formula="of:=[.C8]/[.$D$31]" office:value-type="float" office:value="336.88">
            <text:p>336,88</text:p>
          </table:table-cell>
          <table:table-cell table:style-name="ce4"/>
          <table:table-cell table:formula="of:=[.C8]/[.$C$22]" office:value-type="float" office:value="0.0545471620514448">
            <text:p>0,0545471621</text:p>
          </table:table-cell>
          <table:table-cell table:formula="of:=[.$D$37]/[.C8]" office:value-type="float" office:value="0.0504630729042983">
            <text:p>0,0504630729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8]" office:value-type="float" office:value="0.00504630729042983">
            <text:p>0,0050463073</text:p>
          </table:table-cell>
          <table:table-cell table:style-name="ce4" table:formula="of:=[.N8]*[.O8]" office:value-type="float" office:value="0.00296841605319402">
            <text:p>0,0029684161</text:p>
          </table:table-cell>
          <table:table-cell table:style-name="ce4" table:formula="of:=1/([.N8]*[.O8])" office:value-type="float" office:value="336.88">
            <text:p>336,88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Charlestown <text:s text:c="11"/></text:p>
          </table:table-cell>
          <table:table-cell office:value-type="float" office:value="16439">
            <text:p>16439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9]" office:value-type="float" office:value="0.00608309507877608">
            <text:p>0,0060830951</text:p>
          </table:table-cell>
          <table:table-cell table:style-name="ce4" table:formula="of:=[.C9]/[.$D$31]" office:value-type="float" office:value="164.39">
            <text:p>164,39</text:p>
          </table:table-cell>
          <table:table-cell table:style-name="ce4"/>
          <table:table-cell table:formula="of:=[.C9]/[.$C$22]" office:value-type="float" office:value="0.0266178104061892">
            <text:p>0,0266178104</text:p>
          </table:table-cell>
          <table:table-cell table:formula="of:=[.$D$37]/[.C9]" office:value-type="float" office:value="0.103412616339193">
            <text:p>0,1034126163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9]" office:value-type="float" office:value="0.0103412616339193">
            <text:p>0,0103412616</text:p>
          </table:table-cell>
          <table:table-cell table:style-name="ce4" table:formula="of:=[.N9]*[.O9]" office:value-type="float" office:value="0.00608309507877608">
            <text:p>0,0060830951</text:p>
          </table:table-cell>
          <table:table-cell table:style-name="ce4" table:formula="of:=1/([.N9]*[.O9])" office:value-type="float" office:value="164.39">
            <text:p>164,39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Allston - Brighton <text:s text:c="4"/></text:p>
          </table:table-cell>
          <table:table-cell office:value-type="float" office:value="74997">
            <text:p>74997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0]" office:value-type="float" office:value="0.00133338666880009">
            <text:p>0,0013333867</text:p>
          </table:table-cell>
          <table:table-cell table:style-name="ce4" table:formula="of:=[.C10]/[.$D$31]" office:value-type="float" office:value="749.97">
            <text:p>749,97</text:p>
          </table:table-cell>
          <table:table-cell table:style-name="ce4"/>
          <table:table-cell table:formula="of:=[.C10]/[.$C$22]" office:value-type="float" office:value="0.121434146057118">
            <text:p>0,1214341461</text:p>
          </table:table-cell>
          <table:table-cell table:formula="of:=[.$D$37]/[.C10]" office:value-type="float" office:value="0.0226675733696014">
            <text:p>0,0226675734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0]" office:value-type="float" office:value="0.00226675733696014">
            <text:p>0,0022667573</text:p>
          </table:table-cell>
          <table:table-cell table:style-name="ce4" table:formula="of:=[.N10]*[.O10]" office:value-type="float" office:value="0.00133338666880009">
            <text:p>0,0013333867</text:p>
          </table:table-cell>
          <table:table-cell table:style-name="ce4" table:formula="of:=1/([.N10]*[.O10])" office:value-type="float" office:value="749.97">
            <text:p>749,97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West Roxbury <text:s text:c="10"/></text:p>
          </table:table-cell>
          <table:table-cell office:value-type="float" office:value="30445">
            <text:p>30445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1]" office:value-type="float" office:value="0.00328461159467893">
            <text:p>0,0032846116</text:p>
          </table:table-cell>
          <table:table-cell table:style-name="ce4" table:formula="of:=[.C11]/[.$D$31]" office:value-type="float" office:value="304.45">
            <text:p>304,45</text:p>
          </table:table-cell>
          <table:table-cell table:style-name="ce4"/>
          <table:table-cell table:formula="of:=[.C11]/[.$C$22]" office:value-type="float" office:value="0.0492961395350343">
            <text:p>0,0492961395</text:p>
          </table:table-cell>
          <table:table-cell table:formula="of:=[.$D$37]/[.C11]" office:value-type="float" office:value="0.0558383971095418">
            <text:p>0,0558383971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1]" office:value-type="float" office:value="0.00558383971095418">
            <text:p>0,0055838397</text:p>
          </table:table-cell>
          <table:table-cell table:style-name="ce4" table:formula="of:=[.N11]*[.O11]" office:value-type="float" office:value="0.00328461159467893">
            <text:p>0,0032846116</text:p>
          </table:table-cell>
          <table:table-cell table:style-name="ce4" table:formula="of:=1/([.N11]*[.O11])" office:value-type="float" office:value="304.45">
            <text:p>304,45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Roxbury <text:s text:c="15"/></text:p>
          </table:table-cell>
          <table:table-cell office:value-type="float" office:value="59790">
            <text:p>59790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2]" office:value-type="float" office:value="0.00167252048837598">
            <text:p>0,0016725205</text:p>
          </table:table-cell>
          <table:table-cell table:style-name="ce4" table:formula="of:=[.C12]/[.$D$31]" office:value-type="float" office:value="597.9">
            <text:p>597,9</text:p>
          </table:table-cell>
          <table:table-cell table:style-name="ce4"/>
          <table:table-cell table:formula="of:=[.C12]/[.$C$22]" office:value-type="float" office:value="0.0968111736836822">
            <text:p>0,0968111737</text:p>
          </table:table-cell>
          <table:table-cell table:formula="of:=[.$D$37]/[.C12]" office:value-type="float" office:value="0.0284328483023917">
            <text:p>0,0284328483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2]" office:value-type="float" office:value="0.00284328483023917">
            <text:p>0,0028432848</text:p>
          </table:table-cell>
          <table:table-cell table:style-name="ce4" table:formula="of:=[.N12]*[.O12]" office:value-type="float" office:value="0.00167252048837598">
            <text:p>0,0016725205</text:p>
          </table:table-cell>
          <table:table-cell table:style-name="ce4" table:formula="of:=1/([.N12]*[.O12])" office:value-type="float" office:value="597.9">
            <text:p>597,9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East Boston <text:s text:c="11"/></text:p>
          </table:table-cell>
          <table:table-cell office:value-type="float" office:value="40508">
            <text:p>40508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3]" office:value-type="float" office:value="0.00246864816826306">
            <text:p>0,0024686482</text:p>
          </table:table-cell>
          <table:table-cell table:style-name="ce4" table:formula="of:=[.C13]/[.$D$31]" office:value-type="float" office:value="405.08">
            <text:p>405,08</text:p>
          </table:table-cell>
          <table:table-cell table:style-name="ce4"/>
          <table:table-cell table:formula="of:=[.C13]/[.$C$22]" office:value-type="float" office:value="0.0655900154470413">
            <text:p>0,0655900154</text:p>
          </table:table-cell>
          <table:table-cell table:formula="of:=[.$D$37]/[.C13]" office:value-type="float" office:value="0.041967018860472">
            <text:p>0,0419670189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3]" office:value-type="float" office:value="0.0041967018860472">
            <text:p>0,0041967019</text:p>
          </table:table-cell>
          <table:table-cell table:style-name="ce4" table:formula="of:=[.N13]*[.O13]" office:value-type="float" office:value="0.00246864816826306">
            <text:p>0,0024686482</text:p>
          </table:table-cell>
          <table:table-cell table:style-name="ce4" table:formula="of:=1/([.N13]*[.O13])" office:value-type="float" office:value="405.08">
            <text:p>405,08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Jamaica Plain <text:s text:c="9"/></text:p>
          </table:table-cell>
          <table:table-cell office:value-type="float" office:value="39897">
            <text:p>39897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4]" office:value-type="float" office:value="0.00250645411935734">
            <text:p>0,0025064541</text:p>
          </table:table-cell>
          <table:table-cell table:style-name="ce4" table:formula="of:=[.C14]/[.$D$31]" office:value-type="float" office:value="398.97">
            <text:p>398,97</text:p>
          </table:table-cell>
          <table:table-cell table:style-name="ce4"/>
          <table:table-cell table:formula="of:=[.C14]/[.$C$22]" office:value-type="float" office:value="0.0646006923642393">
            <text:p>0,0646006924</text:p>
          </table:table-cell>
          <table:table-cell table:formula="of:=[.$D$37]/[.C14]" office:value-type="float" office:value="0.0426097200290749">
            <text:p>0,04260972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4]" office:value-type="float" office:value="0.00426097200290749">
            <text:p>0,004260972</text:p>
          </table:table-cell>
          <table:table-cell table:style-name="ce4" table:formula="of:=[.N14]*[.O14]" office:value-type="float" office:value="0.00250645411935734">
            <text:p>0,0025064541</text:p>
          </table:table-cell>
          <table:table-cell table:style-name="ce4" table:formula="of:=1/([.N14]*[.O14])" office:value-type="float" office:value="398.97">
            <text:p>398,97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Back Bay - Beacon Hill </text:p>
          </table:table-cell>
          <table:table-cell office:value-type="float" office:value="27476">
            <text:p>27476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5]" office:value-type="float" office:value="0.00363953996214878">
            <text:p>0,00363954</text:p>
          </table:table-cell>
          <table:table-cell table:style-name="ce4" table:formula="of:=[.C15]/[.$D$31]" office:value-type="float" office:value="274.76">
            <text:p>274,76</text:p>
          </table:table-cell>
          <table:table-cell table:style-name="ce4"/>
          <table:table-cell table:formula="of:=[.C15]/[.$C$22]" office:value-type="float" office:value="0.0444887741785056">
            <text:p>0,0444887742</text:p>
          </table:table-cell>
          <table:table-cell table:formula="of:=[.$D$37]/[.C15]" office:value-type="float" office:value="0.0618721793565293">
            <text:p>0,0618721794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5]" office:value-type="float" office:value="0.00618721793565293">
            <text:p>0,0061872179</text:p>
          </table:table-cell>
          <table:table-cell table:style-name="ce4" table:formula="of:=[.N15]*[.O15]" office:value-type="float" office:value="0.00363953996214878">
            <text:p>0,00363954</text:p>
          </table:table-cell>
          <table:table-cell table:style-name="ce4" table:formula="of:=1/([.N15]*[.O15])" office:value-type="float" office:value="274.76">
            <text:p>274,76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Hyde Park <text:s text:c="13"/></text:p>
          </table:table-cell>
          <table:table-cell office:value-type="float" office:value="31813">
            <text:p>31813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6]" office:value-type="float" office:value="0.00314336906296168">
            <text:p>0,0031433691</text:p>
          </table:table-cell>
          <table:table-cell table:style-name="ce4" table:formula="of:=[.C16]/[.$D$31]" office:value-type="float" office:value="318.13">
            <text:p>318,13</text:p>
          </table:table-cell>
          <table:table-cell table:style-name="ce4"/>
          <table:table-cell table:formula="of:=[.C16]/[.$C$22]" office:value-type="float" office:value="0.0515111869610132">
            <text:p>0,051511187</text:p>
          </table:table-cell>
          <table:table-cell table:formula="of:=[.$D$37]/[.C16]" office:value-type="float" office:value="0.0534372740703486">
            <text:p>0,0534372741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6]" office:value-type="float" office:value="0.00534372740703486">
            <text:p>0,0053437274</text:p>
          </table:table-cell>
          <table:table-cell table:style-name="ce4" table:formula="of:=[.N16]*[.O16]" office:value-type="float" office:value="0.00314336906296168">
            <text:p>0,0031433691</text:p>
          </table:table-cell>
          <table:table-cell table:style-name="ce4" table:formula="of:=1/([.N16]*[.O16])" office:value-type="float" office:value="318.13">
            <text:p>318,13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North Dorchester <text:s text:c="6"/></text:p>
          </table:table-cell>
          <table:table-cell office:value-type="float" office:value="28384">
            <text:p>28384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7]" office:value-type="float" office:value="0.00352311161217587">
            <text:p>0,0035231116</text:p>
          </table:table-cell>
          <table:table-cell table:style-name="ce4" table:formula="of:=[.C17]/[.$D$31]" office:value-type="float" office:value="283.84">
            <text:p>283,84</text:p>
          </table:table-cell>
          <table:table-cell table:style-name="ce4"/>
          <table:table-cell table:formula="of:=[.C17]/[.$C$22]" office:value-type="float" office:value="0.045958995715632">
            <text:p>0,0459589957</text:p>
          </table:table-cell>
          <table:table-cell table:formula="of:=[.$D$37]/[.C17]" office:value-type="float" office:value="0.0598928974069899">
            <text:p>0,0598928974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7]" office:value-type="float" office:value="0.00598928974069899">
            <text:p>0,0059892897</text:p>
          </table:table-cell>
          <table:table-cell table:style-name="ce4" table:formula="of:=[.N17]*[.O17]" office:value-type="float" office:value="0.00352311161217587">
            <text:p>0,0035231116</text:p>
          </table:table-cell>
          <table:table-cell table:style-name="ce4" table:formula="of:=1/([.N17]*[.O17])" office:value-type="float" office:value="283.84">
            <text:p>283,84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1" office:value-type="string">
            <text:p><text:s/>South Dorchester <text:s text:c="6"/></text:p>
          </table:table-cell>
          <table:table-cell table:style-name="ce1" office:value-type="float" office:value="59949">
            <text:p>59949</text:p>
          </table:table-cell>
          <table:table-cell table:style-name="ce7" table:formula="of:=[.$D$25]/[.$C$22]" office:value-type="float" office:value="0.00275261741532463">
            <text:p>0,0027526174</text:p>
          </table:table-cell>
          <table:table-cell table:style-name="ce7" table:formula="of:=[.$C$22]/[.$D$25]" office:value-type="float" office:value="363.290588235294">
            <text:p>363,2905882353</text:p>
          </table:table-cell>
          <table:table-cell table:style-name="ce7"/>
          <table:table-cell table:style-name="ce7" table:formula="of:=[.$D$31]/[.C18]" office:value-type="float" office:value="0.00166808453852441">
            <text:p>0,0016680845</text:p>
          </table:table-cell>
          <table:table-cell table:style-name="ce7" table:formula="of:=[.C18]/[.$D$31]" office:value-type="float" office:value="599.49">
            <text:p>599,49</text:p>
          </table:table-cell>
          <table:table-cell table:style-name="ce7"/>
          <table:table-cell table:formula="of:=[.C18]/[.$C$22]" office:value-type="float" office:value="0.0970686243713508">
            <text:p>0,0970686244</text:p>
          </table:table-cell>
          <table:table-cell table:formula="of:=[.$D$37]/[.C18]" office:value-type="float" office:value="0.028357437154915">
            <text:p>0,0283574372</text:p>
          </table:table-cell>
          <table:table-cell table:number-columns-repeated="2"/>
          <table:table-cell table:style-name="ce7" table:formula="of:=[.$D$44]/[.$D$43]" office:value-type="float" office:value="0.588235294117647">
            <text:p>0,5882352941</text:p>
          </table:table-cell>
          <table:table-cell table:style-name="ce7" table:formula="of:=[.$D$42]/[.C18]" office:value-type="float" office:value="0.0028357437154915">
            <text:p>0,0028357437</text:p>
          </table:table-cell>
          <table:table-cell table:style-name="ce7" table:formula="of:=[.N18]*[.O18]" office:value-type="float" office:value="0.00166808453852441">
            <text:p>0,0016680845</text:p>
          </table:table-cell>
          <table:table-cell table:style-name="ce7" table:formula="of:=1/([.N18]*[.O18])" office:value-type="float" office:value="599.49">
            <text:p>599,49</text:p>
          </table:table-cell>
          <table:table-cell table:style-name="ce1" table:number-columns-repeated="1007"/>
        </table:table-row>
        <table:table-row table:style-name="ro2">
          <table:table-cell/>
          <table:table-cell office:value-type="string">
            <text:p><text:s/>Roslindale <text:s text:c="12"/></text:p>
          </table:table-cell>
          <table:table-cell office:value-type="float" office:value="32589">
            <text:p>32589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19]" office:value-type="float" office:value="0.00306852005277854">
            <text:p>0,0030685201</text:p>
          </table:table-cell>
          <table:table-cell table:style-name="ce4" table:formula="of:=[.C19]/[.$D$31]" office:value-type="float" office:value="325.89">
            <text:p>325,89</text:p>
          </table:table-cell>
          <table:table-cell table:style-name="ce4"/>
          <table:table-cell table:formula="of:=[.C19]/[.$C$22]" office:value-type="float" office:value="0.0527676758517732">
            <text:p>0,0527676759</text:p>
          </table:table-cell>
          <table:table-cell table:formula="of:=[.$D$37]/[.C19]" office:value-type="float" office:value="0.0521648408972353">
            <text:p>0,0521648409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19]" office:value-type="float" office:value="0.00521648408972353">
            <text:p>0,0052164841</text:p>
          </table:table-cell>
          <table:table-cell table:style-name="ce4" table:formula="of:=[.N19]*[.O19]" office:value-type="float" office:value="0.00306852005277855">
            <text:p>0,0030685201</text:p>
          </table:table-cell>
          <table:table-cell table:style-name="ce4" table:formula="of:=1/([.N19]*[.O19])" office:value-type="float" office:value="325.89">
            <text:p>325,89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<text:s/>Mattapan <text:s text:c="14"/></text:p>
          </table:table-cell>
          <table:table-cell office:value-type="float" office:value="34616">
            <text:p>34616</text:p>
          </table:table-cell>
          <table:table-cell table:style-name="ce4" table:formula="of:=[.$D$25]/[.$C$22]" office:value-type="float" office:value="0.00275261741532463">
            <text:p>0,0027526174</text:p>
          </table:table-cell>
          <table:table-cell table:style-name="ce4" table:formula="of:=[.$C$22]/[.$D$25]" office:value-type="float" office:value="363.290588235294">
            <text:p>363,2905882353</text:p>
          </table:table-cell>
          <table:table-cell table:style-name="ce4"/>
          <table:table-cell table:style-name="ce4" table:formula="of:=[.$D$31]/[.C20]" office:value-type="float" office:value="0.00288883753177721">
            <text:p>0,0028888375</text:p>
          </table:table-cell>
          <table:table-cell table:style-name="ce4" table:formula="of:=[.C20]/[.$D$31]" office:value-type="float" office:value="346.16">
            <text:p>346,16</text:p>
          </table:table-cell>
          <table:table-cell table:style-name="ce4"/>
          <table:table-cell table:formula="of:=[.C20]/[.$C$22]" office:value-type="float" office:value="0.0560497673228691">
            <text:p>0,0560497673</text:p>
          </table:table-cell>
          <table:table-cell table:formula="of:=[.$D$37]/[.C20]" office:value-type="float" office:value="0.0491102380402126">
            <text:p>0,049110238</text:p>
          </table:table-cell>
          <table:table-cell table:number-columns-repeated="2"/>
          <table:table-cell table:style-name="ce4" table:formula="of:=[.$D$44]/[.$D$43]" office:value-type="float" office:value="0.588235294117647">
            <text:p>0,5882352941</text:p>
          </table:table-cell>
          <table:table-cell table:style-name="ce4" table:formula="of:=[.$D$42]/[.C20]" office:value-type="float" office:value="0.00491102380402126">
            <text:p>0,0049110238</text:p>
          </table:table-cell>
          <table:table-cell table:style-name="ce4" table:formula="of:=[.N20]*[.O20]" office:value-type="float" office:value="0.00288883753177721">
            <text:p>0,0028888375</text:p>
          </table:table-cell>
          <table:table-cell table:style-name="ce4" table:formula="of:=1/([.N20]*[.O20])" office:value-type="float" office:value="346.16">
            <text:p>346,16</text:p>
          </table:table-cell>
          <table:table-cell table:number-columns-repeated="1007"/>
        </table:table-row>
        <table:table-row table:style-name="ro2">
          <table:table-cell table:style-name="ce1"/>
          <table:table-cell table:style-name="ce1" office:value-type="string">
            <text:p><text:s/>Harbor Islands <text:s text:c="8"/></text:p>
          </table:table-cell>
          <table:table-cell table:style-name="ce1" office:value-type="float" office:value="535">
            <text:p>535</text:p>
          </table:table-cell>
          <table:table-cell table:style-name="ce7" table:formula="of:=[.$D$25]/[.$C$22]" office:value-type="float" office:value="0.00275261741532463">
            <text:p>0,0027526174</text:p>
          </table:table-cell>
          <table:table-cell table:style-name="ce7" table:formula="of:=[.$C$22]/[.$D$25]" office:value-type="float" office:value="363.290588235294">
            <text:p>363,2905882353</text:p>
          </table:table-cell>
          <table:table-cell table:style-name="ce7"/>
          <table:table-cell table:style-name="ce7" table:formula="of:=[.$D$31]/[.C21]" office:value-type="float" office:value="0.186915887850467">
            <text:p>0,1869158879</text:p>
          </table:table-cell>
          <table:table-cell table:style-name="ce7" table:formula="of:=[.C21]/[.$D$31]" office:value-type="float" office:value="5.35">
            <text:p>5,35</text:p>
          </table:table-cell>
          <table:table-cell table:style-name="ce7"/>
          <table:table-cell table:formula="of:=[.C21]/[.$C$22]" office:value-type="float" office:value="0.00086626489246981">
            <text:p>0,0008662649</text:p>
          </table:table-cell>
          <table:table-cell table:formula="of:=[.$D$37]/[.C21]" office:value-type="float" office:value="3.17757009345794">
            <text:p>3,1775700935</text:p>
          </table:table-cell>
          <table:table-cell table:number-columns-repeated="2"/>
          <table:table-cell table:style-name="ce7" table:formula="of:=[.$D$44]/[.$D$43]" office:value-type="float" office:value="0.588235294117647">
            <text:p>0,5882352941</text:p>
          </table:table-cell>
          <table:table-cell table:style-name="ce7" table:formula="of:=[.$D$42]/[.C21]" office:value-type="float" office:value="0.317757009345794">
            <text:p>0,3177570093</text:p>
          </table:table-cell>
          <table:table-cell table:style-name="ce7" table:formula="of:=[.N21]*[.O21]" office:value-type="float" office:value="0.186915887850467">
            <text:p>0,1869158879</text:p>
          </table:table-cell>
          <table:table-cell table:style-name="ce7" table:formula="of:=1/([.N21]*[.O21])" office:value-type="float" office:value="5.35">
            <text:p>5,35</text:p>
          </table:table-cell>
          <table:table-cell table:style-name="ce1" table:number-columns-repeated="1007"/>
        </table:table-row>
        <table:table-row table:style-name="ro1">
          <table:table-cell/>
          <table:table-cell table:style-name="ce2" office:value-type="string">
            <text:p>TOTAL of Boston</text:p>
          </table:table-cell>
          <table:table-cell table:style-name="ce2" table:formula="of:=SUM([.C5:.C21])" office:value-type="float" office:value="617594">
            <text:p>617594</text:p>
          </table:table-cell>
          <table:table-cell table:style-name="ce6" table:formula="of:=[.$D$25]/[.$C$22]" office:value-type="float" office:value="0.00275261741532463">
            <text:p>0,0027526174</text:p>
          </table:table-cell>
          <table:table-cell table:style-name="ce6" table:formula="of:=[.$C$22]/[.$D$25]" office:value-type="float" office:value="363.290588235294">
            <text:p>363,2905882353</text:p>
          </table:table-cell>
          <table:table-cell table:style-name="ce6"/>
          <table:table-cell table:style-name="ce6" table:formula="of:=[.$D$31]/[.C22]" office:value-type="float" office:value="0.000161918671489684">
            <text:p>0,0001619187</text:p>
          </table:table-cell>
          <table:table-cell table:style-name="ce6" table:formula="of:=[.C22]/[.$D$31]" office:value-type="float" office:value="6175.94">
            <text:p>6175,94</text:p>
          </table:table-cell>
          <table:table-cell table:style-name="ce6"/>
          <table:table-cell table:formula="of:=[.C22]/[.$C$22]" office:value-type="float" office:value="1">
            <text:p>1</text:p>
          </table:table-cell>
          <table:table-cell table:formula="of:=[.$D$37]/[.C22]" office:value-type="float" office:value="0.00275261741532463">
            <text:p>0,0027526174</text:p>
          </table:table-cell>
          <table:table-cell table:number-columns-repeated="2"/>
          <table:table-cell table:style-name="ce6" table:formula="of:=[.$D$44]/[.$D$43]" office:value-type="float" office:value="0.588235294117647">
            <text:p>0,5882352941</text:p>
          </table:table-cell>
          <table:table-cell table:style-name="ce6" table:formula="of:=[.$D$42]/[.C22]" office:value-type="float" office:value="0.000275261741532463">
            <text:p>0,0002752617</text:p>
          </table:table-cell>
          <table:table-cell table:style-name="ce6" table:formula="of:=[.N22]*[.O22]" office:value-type="float" office:value="0.000161918671489684">
            <text:p>0,0001619187</text:p>
          </table:table-cell>
          <table:table-cell table:style-name="ce6" table:formula="of:=1/([.N22]*[.O22])" office:value-type="float" office:value="6175.94">
            <text:p>6175,94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table:number-columns-repeated="14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sign 1:</text:p>
          </table:table-cell>
          <table:table-cell table:style-name="ce3" office:value-type="string">
            <text:p>n=</text:p>
          </table:table-cell>
          <table:table-cell office:value-type="float" office:value="1700">
            <text:p>170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>
            <text:p>N=</text:p>
          </table:table-cell>
          <table:table-cell table:formula="of:=[.C22]" office:value-type="float" office:value="617594">
            <text:p>617594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fpc=</text:p>
          </table:table-cell>
          <table:table-cell table:formula="of:=[.D25]/[.D26]" office:value-type="float" office:value="0.00275261741532463">
            <text:p>0,0027526174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Design 2:</text:p>
          </table:table-cell>
          <table:table-cell table:style-name="ce3" office:value-type="string">
            <text:p>n=</text:p>
          </table:table-cell>
          <table:table-cell office:value-type="float" office:value="100">
            <text:p>1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fpc_south_dorchester=</text:p>
          </table:table-cell>
          <table:table-cell table:formula="of:=[.D31]/[.C18]" office:value-type="float" office:value="0.00166808453852441">
            <text:p>0,0016680845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fpc_harbor_islands=</text:p>
          </table:table-cell>
          <table:table-cell table:formula="of:=[.D31]/[.C21]" office:value-type="float" office:value="0.186915887850467">
            <text:p>0,1869158879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esign 3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>
            <text:p>n=</text:p>
          </table:table-cell>
          <table:table-cell office:value-type="float" office:value="1700">
            <text:p>1700</text:p>
          </table:table-cell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3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Design 4:</text:p>
          </table:table-cell>
          <table:table-cell table:style-name="ce3" office:value-type="string">
            <text:p>n=</text:p>
          </table:table-cell>
          <table:table-cell office:value-type="float" office:value="170">
            <text:p>1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Neightbours=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Neightbours_sample=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Design 5: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>
            <text:p>n=</text:p>
          </table:table-cell>
          <table:table-cell office:value-type="float" office:value="170">
            <text:p>17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Neightbours=</text:p>
          </table:table-cell>
          <table:table-cell office:value-type="float" office:value="17">
            <text:p>17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3" office:value-type="string">
            <text:p>Neightbours_sample=</text:p>
          </table:table-cell>
          <table:table-cell office:value-type="float" office:value="10">
            <text:p>10</text:p>
          </table:table-cell>
          <table:table-cell table:number-columns-repeated="1020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2-10T23:06:47</meta:creation-date>
    <dc:date>2012-12-11T01:57:19</dc:date>
    <dc:creator>Thomas Ludwig</dc:creator>
    <meta:editing-duration>PT2H46M47S</meta:editing-duration>
    <meta:editing-cycles>19</meta:editing-cycles>
    <meta:generator>LibreOffice/4.0$Linux_X86_64 LibreOffice_project/400m0$Build-1</meta:generator>
    <meta:document-statistic meta:table-count="1" meta:cell-count="271" meta:object-count="0"/>
  </office:meta>
</office:document-meta>
</file>